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ableEventAspect.getEvent( PortalService service , String factoryName , String event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vertableEventAsp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ableEventAspect.process( EventAspectContext context , PortalService servi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